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2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3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1" svg:font-family="'Roboto Slab'" style:font-pitch="variable"/>
    <style:font-face style:name="Roboto Slab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10.16cm" fo:margin-left="0cm" fo:margin-right="5.18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3.808cm" style:rel-column-width="24564*"/>
    </style:style>
    <style:style style:name="tbl-profile.B" style:family="table-column">
      <style:table-column-properties style:column-width="6.352cm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4.925cm" style:rel-column-width="21060*"/>
    </style:style>
    <style:style style:name="LEVEL_5f_COMPETENCES.B" style:display-name="LEVEL_COMPETENCES.B" style:family="table-column">
      <style:table-column-properties style:column-width="10.4cm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905cm" style:rel-column-width="8144*"/>
    </style:style>
    <style:style style:name="ACTIVITIES.C" style:family="table-column">
      <style:table-column-properties style:column-width="11.518cm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905cm" style:rel-column-width="8146*"/>
    </style:style>
    <style:style style:name="PROJECTS.C" style:family="table-column">
      <style:table-column-properties style:column-width="11.515cm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905cm" style:rel-column-width="8144*"/>
    </style:style>
    <style:style style:name="ADVANCED_5f_TRAININGS.C" style:display-name="ADVANCED_TRAININGS.C" style:family="table-column">
      <style:table-column-properties style:column-width="11.518cm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8cm" fo:margin-left="0cm" fo:margin-right="0.012cm" table:align="margins"/>
    </style:style>
    <style:style style:name="EDUCATIONS.A" style:family="table-column">
      <style:table-column-properties style:column-width="1.905cm" style:rel-column-width="8144*"/>
    </style:style>
    <style:style style:name="EDUCATIONS.C" style:family="table-column">
      <style:table-column-properties style:column-width="11.518cm" style:rel-column-width="4924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1" officeooo:paragraph-rsid="00f08541"/>
    </style:style>
    <style:style style:name="P4" style:family="paragraph" style:parent-style-name="Standard">
      <style:text-properties style:font-name="Roboto Light1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text-properties style:use-window-font-color="true" style:font-name="Roboto Light3" fo:font-size="10pt" fo:language="de" fo:country="CH" officeooo:rsid="010a318e" officeooo:paragraph-rsid="010a318e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3" fo:font-size="10pt" fo:language="de" fo:country="CH" officeooo:rsid="011ce462" officeooo:paragraph-rsid="011ce462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officeooo:rsid="01087dfd" officeooo:paragraph-rsid="0128920a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3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3" fo:font-size="10pt" fo:language="de" fo:country="CH" officeooo:rsid="01087dfd" officeooo:paragraph-rsid="0128920a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3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3" officeooo:rsid="00eb31a2" officeooo:paragraph-rsid="01257fac"/>
    </style:style>
    <style:style style:name="P20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3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4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font-name="Roboto Light3" fo:font-weight="normal" officeooo:rsid="00bcffeb" officeooo:paragraph-rsid="0121cf8f" style:font-weight-asian="normal" style:font-weight-complex="normal"/>
    </style:style>
    <style:style style:name="P27" style:family="paragraph" style:parent-style-name="Standard">
      <style:text-properties style:font-name="Roboto Light3" officeooo:rsid="00bdb8ba" officeooo:paragraph-rsid="01017a94" fo:background-color="transparent"/>
    </style:style>
    <style:style style:name="P28" style:family="paragraph" style:parent-style-name="Standard">
      <style:text-properties style:font-name="Roboto Light"/>
    </style:style>
    <style:style style:name="P29" style:family="paragraph" style:parent-style-name="Standard">
      <style:paragraph-properties fo:text-align="start" style:justify-single-word="false"/>
      <style:text-properties style:font-name="Roboto Light"/>
    </style:style>
    <style:style style:name="P30" style:family="paragraph" style:parent-style-name="Standard">
      <style:text-properties style:font-name="Humnst777 Lt BT" officeooo:rsid="00c36693" officeooo:paragraph-rsid="00c36693"/>
    </style:style>
    <style:style style:name="P31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2" style:family="paragraph" style:parent-style-name="Standard">
      <style:text-properties fo:color="#ffffff" style:font-name="Roboto2" fo:font-weight="normal" officeooo:rsid="00e9a044" officeooo:paragraph-rsid="0121cf8f" style:font-weight-asian="normal" style:font-weight-complex="normal"/>
    </style:style>
    <style:style style:name="P33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5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rsid="012388bb" officeooo:paragraph-rsid="012388bb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rsid="00f6ddf8" officeooo:paragraph-rsid="0128920a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officeooo:paragraph-rsid="01017a94"/>
    </style:style>
    <style:style style:name="P40" style:family="paragraph" style:parent-style-name="Standard">
      <style:text-properties officeooo:paragraph-rsid="0121cf8f"/>
    </style:style>
    <style:style style:name="P41" style:family="paragraph" style:parent-style-name="Standard">
      <style:text-properties officeooo:rsid="00d493c0" officeooo:paragraph-rsid="0128920a"/>
    </style:style>
    <style:style style:name="P42" style:family="paragraph" style:parent-style-name="Standard">
      <style:text-properties officeooo:rsid="0128920a" officeooo:paragraph-rsid="0128920a"/>
    </style:style>
    <style:style style:name="P4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45" style:family="paragraph" style:parent-style-name="Small">
      <style:text-properties style:font-name="Roboto Light3"/>
    </style:style>
    <style:style style:name="P4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47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1"/>
    </style:style>
    <style:style style:name="P53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3" fo:font-size="14pt" officeooo:rsid="0046e7d8" officeooo:paragraph-rsid="0046e7d8" style:font-size-asian="14pt" style:font-size-complex="14pt"/>
    </style:style>
    <style:style style:name="P54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" fo:font-size="24pt" fo:font-weight="normal" style:font-size-asian="24pt" style:font-weight-asian="normal" style:font-size-complex="24pt" style:font-weight-complex="normal"/>
    </style:style>
    <style:style style:name="P55" style:family="paragraph" style:parent-style-name="Roboto_20_light">
      <style:text-properties officeooo:paragraph-rsid="01017a94"/>
    </style:style>
    <style:style style:name="P56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paragraph-rsid="0128920a"/>
    </style:style>
    <style:style style:name="P59" style:family="paragraph" style:parent-style-name="Heading_20_1">
      <style:text-properties officeooo:rsid="00f08541" officeooo:paragraph-rsid="0128920a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Heading_20_1">
      <style:text-properties officeooo:paragraph-rsid="0121cf8f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4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3" officeooo:rsid="004a6425" officeooo:paragraph-rsid="004a6425" fo:background-color="transparent"/>
    </style:style>
    <style:style style:name="P65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3" officeooo:rsid="011ce462" officeooo:paragraph-rsid="011ce46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3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1276b64"/>
    </style:style>
    <style:style style:name="T5" style:family="text">
      <style:text-properties style:font-name="Roboto Slab1" fo:font-weight="normal" style:font-weight-asian="normal" style:font-weight-complex="normal"/>
    </style:style>
    <style:style style:name="T6" style:family="text">
      <style:text-properties officeooo:rsid="00ed9e3a"/>
    </style:style>
    <style:style style:name="T7" style:family="text">
      <style:text-properties style:font-name="Roboto Light1" fo:font-size="9pt" fo:background-color="transparent" loext:char-shading-value="0" style:font-size-asian="9pt" style:font-size-complex="9pt"/>
    </style:style>
    <style:style style:name="T8" style:family="text">
      <style:text-properties style:font-name="Roboto Light1" fo:font-size="9pt" officeooo:rsid="00e1d71d" fo:background-color="transparent" loext:char-shading-value="0" style:font-size-asian="9pt" style:font-size-complex="9pt"/>
    </style:style>
    <style:style style:name="T9" style:family="text">
      <style:text-properties officeooo:rsid="0128920a"/>
    </style:style>
    <style:style style:name="T10" style:family="text">
      <style:text-properties officeooo:rsid="012a8cf0"/>
    </style:style>
    <style:style style:name="T11" style:family="text"/>
    <style:style style:name="fr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3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4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3.69cm" svg:y="5.694cm" svg:width="15.393cm" draw:z-index="7">
        <draw:text-box fo:min-height="1.235cm">
          <text:p text:style-name="P54">Cur<text:span text:style-name="T6">r</text:span>iculum Vitae</text:p>
        </draw:text-box>
      </draw:frame>
      <draw:frame draw:style-name="fr3" draw:name="Frame6" text:anchor-type="page" text:anchor-page-number="1" svg:x="6.237cm" svg:y="2.339cm" svg:width="1.951cm" draw:z-index="6">
        <draw:text-box fo:min-height="0.443cm">
          <text:p text:style-name="P45">Projektkürzel</text:p>
        </draw:text-box>
      </draw:frame>
      <draw:frame draw:style-name="fr4" draw:name="pitc_customer_shortid" text:anchor-type="page" text:anchor-page-number="1" svg:x="3.725cm" svg:y="2.794cm" svg:width="1.663cm" draw:z-index="5">
        <draw:text-box fo:min-height="0.794cm">
          <text:p text:style-name="P30">[CLIENT]</text:p>
        </draw:text-box>
      </draw:frame>
      <draw:frame draw:style-name="fr5" draw:name="Frame7" text:anchor-type="page" text:anchor-page-number="1" svg:x="8.814cm" svg:y="2.362cm" svg:width="1.951cm" draw:z-index="4">
        <draw:text-box fo:min-height="0.443cm">
          <text:p text:style-name="P45">Bereichskürzel</text:p>
        </draw:text-box>
      </draw:frame>
      <draw:frame draw:style-name="fr6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4" draw:name="pitc_org_unit" text:anchor-type="page" text:anchor-page-number="1" svg:x="8.814cm" svg:y="2.794cm" svg:width="1.72cm" draw:z-index="2">
        <draw:text-box fo:min-height="0.794cm">
          <text:p text:style-name="P30">[SECTION]</text:p>
        </draw:text-box>
      </draw:frame>
      <draw:frame draw:style-name="fr4" draw:name="pitc_project_shortid" text:anchor-type="page" text:anchor-page-number="1" svg:x="6.237cm" svg:y="2.78cm" svg:width="1.644cm" draw:z-index="1">
        <draw:text-box fo:min-height="0.794cm">
          <text:p text:style-name="P30">[PROJECT]</text:p>
        </draw:text-box>
      </draw:frame>
      <text:p text:style-name="P63"/>
      <text:p text:style-name="P28"/>
      <text:p text:style-name="P28"/>
      <text:p text:style-name="P29"/>
      <text:p text:style-name="P53">[TITLE_FUNCTION]</text:p>
      <text:p text:style-name="P28"/>
      <text:p text:style-name="P28"><draw:frame draw:style-name="fr1" draw:name="pitc_abstract" text:anchor-type="paragraph" svg:x="-0.323cm" svg:y="0.035cm" svg:width="16.141cm" draw:z-index="0"><draw:text-box fo:min-height="2.429cm"><text:p text:style-name="P52">Der vorliegende Lebenslauf ist nur für die Empfängerfirma bestimmt. </text:p></draw:text-box></draw:frame></text:p>
      <text:p text:style-name="P31"><text:span text:style-name="T7">erstellt am </text:span><text:span text:style-name="T8">[DATE]</text:span></text:p>
      <text:p text:style-name="P28"/>
      <text:p text:style-name="P20"/>
      <text:p text:style-name="P20"/>
      <text:p text:style-name="P2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1 <text:s text:c="3"/>Personalien<text:tab/>2</text:p>
          <text:p text:style-name="P57">2 <text:s text:c="3"/>Kompetenzen nach Level<text:tab/>2</text:p>
          <text:p text:style-name="P57">3 <text:s text:c="3"/>Kernkompetenzen<text:tab/>2</text:p>
          <text:p text:style-name="P57">4 <text:s text:c="3"/>Stationen<text:tab/>2</text:p>
          <text:p text:style-name="P57">5 <text:s text:c="3"/>Projekte<text:tab/>2</text:p>
          <text:p text:style-name="P57">6 <text:s text:c="3"/>Weiterbildung (Schulungen, Kurse, Konferenzen, Referate)<text:tab/>2</text:p>
          <text:p text:style-name="P57">7 <text:s text:c="3"/>Ausbildung<text:tab/>3</text:p>
        </text:index-body>
      </text:table-of-content>
      <text:p text:style-name="P20"/>
      <text:p text:style-name="P20"/>
      <text:p text:style-name="P21"/>
      <text:p text:style-name="P21"/>
      <text:p text:style-name="P22"/>
      <text:h text:style-name="P62" text:outline-level="1"><text:bookmark-start text:name="__RefHeading___Toc1707_3603873402"/><text:span text:style-name="T5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2">Abschluss</text:p>
            </table:table-cell>
            <table:table-cell table:style-name="tbl-profile.B1" office:value-type="string">
              <text:list xml:id="list306757209" text:style-name="L1">
                <text:list-header>
                  <text:p text:style-name="P64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3">Sprachkenntnisse</text:p>
          </table:table-cell>
          <table:table-cell table:style-name="tbl-profile.B2" office:value-type="string">
            <text:list xml:id="list72660467431565" text:continue-numbering="true" text:style-name="L1">
              <text:list-header>
                <text:p text:style-name="P65">[LANGUAGES]</text:p>
              </text:list-header>
            </text:list>
          </table:table-cell>
        </table:table-row>
      </table:table>
      <text:h text:style-name="P58" text:outline-level="1"><text:bookmark-start text:name="__RefHeading___Toc381_3203683308"/><text:span text:style-name="T10">K</text:span>ompetenzen <text:span text:style-name="T9">nach Level</text:span><text:bookmark-end text:name="__RefHeading___Toc381_3203683308"/></text:h>
      <text:p text:style-name="P42">Der Entwickler hat sich selbst eingeschätzt.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38">Kategorie</text:p>
            </table:table-cell>
            <table:table-cell table:style-name="LEVEL_5f_COMPETENCES.B1" office:value-type="string">
              <text:p text:style-name="P38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14">[CATEGORY]</text:p>
          </table:table-cell>
          <table:table-cell table:style-name="LEVEL_5f_COMPETENCES.B2" office:value-type="string">
            <text:p text:style-name="P17">[COMPETENCE]</text:p>
          </table:table-cell>
        </table:table-row>
      </table:table>
      <text:h text:style-name="P58" text:outline-level="1"><text:bookmark-start text:name="__RefHeading___Toc383_3203683308"/>Kernkompetenzen<text:bookmark-end text:name="__RefHeading___Toc383_3203683308"/></text:h>
      <text:p text:style-name="P41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8">Kategorie</text:p>
            </table:table-cell>
            <table:table-cell table:style-name="COMPETENCES.B1" office:value-type="string">
              <text:p text:style-name="P38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59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3">Von</text:p>
            </table:table-cell>
            <table:table-cell table:style-name="ACTIVITIES.A1" office:value-type="string">
              <text:p text:style-name="P33">Bis</text:p>
            </table:table-cell>
            <table:table-cell table:style-name="ACTIVITIES.C1" office:value-type="string">
              <text:p text:style-name="P35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60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3">Von</text:p>
            </table:table-cell>
            <table:table-cell table:style-name="PROJECTS.A1" office:value-type="string">
              <text:p text:style-name="P33">Bis</text:p>
            </table:table-cell>
            <table:table-cell table:style-name="PROJECTS.C1" office:value-type="string">
              <text:p text:style-name="P36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5">[MONTH_TO][YEAR_TO]</text:p>
          </table:table-cell>
          <table:table-cell table:style-name="PROJECTS.C2" office:value-type="string">
            <text:p text:style-name="P24">[PROJECT_TITLE]</text:p>
            <text:p text:style-name="P15"/>
            <text:p text:style-name="P23">Projektbeschreibung</text:p>
            <text:p text:style-name="P39">[PROJECT_DESCRIPTION]</text:p>
            <text:p text:style-name="P25"/>
            <text:p text:style-name="P23">Rolle und Aufgaben im Projekt</text:p>
            <text:p text:style-name="P39">[PROJECT_ROLE]</text:p>
            <text:p text:style-name="P25"/>
            <text:p text:style-name="P23">Eingesetzte Technologien und Methoden</text:p>
            <text:p text:style-name="P39">[PROJECT_TECHNOLOGY]</text:p>
          </table:table-cell>
        </table:table-row>
      </table:table>
      <text:h text:style-name="P60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3">Von</text:p>
            </table:table-cell>
            <table:table-cell table:style-name="ADVANCED_5f_TRAININGS.A1" office:value-type="string">
              <text:p text:style-name="P33">Bis</text:p>
            </table:table-cell>
            <table:table-cell table:style-name="ADVANCED_5f_TRAININGS.C1" office:value-type="string">
              <text:p text:style-name="P34">Weiterbildung</text:p>
            </table:table-cell>
          </table:table-row>
        </table:table-header-rows>
        <table:table-row table:style-name="TableLine94068635875568">
          <table:table-cell table:style-name="ADVANCED_5f_TRAININGS.A2" office:value-type="string">
            <text:p text:style-name="P18">[MONTH_FROM][YEAR_FROM]</text:p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7">[ADVANCED_TRAINING]</text:p>
          </table:table-cell>
        </table:table-row>
      </table:table>
      <text:h text:style-name="P61" text:outline-level="1"><text:bookmark-start text:name="__RefHeading___Toc1717_3603873402"/><text:soft-page-break/>Ausbildung<text:bookmark-end text:name="__RefHeading___Toc1717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 table:style-name="TableLine94068635881104">
            <table:table-cell table:style-name="EDUCATIONS.A1" office:value-type="string">
              <text:p text:style-name="P32">Von</text:p>
            </table:table-cell>
            <table:table-cell table:style-name="EDUCATIONS.A1" office:value-type="string">
              <text:p text:style-name="P32">Bis</text:p>
            </table:table-cell>
            <table:table-cell table:style-name="EDUCATIONS.C1" office:value-type="string">
              <text:p text:style-name="P37">Ausbildung</text:p>
            </table:table-cell>
          </table:table-row>
        </table:table-header-rows>
        <table:table-row table:style-name="TableLine94068635891024">
          <table:table-cell table:style-name="EDUCATIONS.A2" office:value-type="string">
            <text:p text:style-name="P19">[MONTH_FROM][YEAR_FROM]</text:p>
          </table:table-cell>
          <table:table-cell table:style-name="EDUCATIONS.B2" office:value-type="string">
            <text:p text:style-name="P19">[MONTH_TO][YEAR_TO]</text:p>
          </table:table-cell>
          <table:table-cell table:style-name="EDUCATIONS.C2" office:value-type="string">
            <text:p text:style-name="P26">[EDUCATION]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2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3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1" svg:font-family="'Roboto Slab'" style:font-pitch="variable"/>
    <style:font-face style:name="Roboto Slab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1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1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1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1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3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5.005cm" fo:margin-left="0.099cm" table:align="left"/>
    </style:style>
    <style:style style:name="Tabelle1.A" style:family="table-column">
      <style:table-column-properties style:column-width="10.299cm"/>
    </style:style>
    <style:style style:name="Tabelle1.B" style:family="table-column">
      <style:table-column-properties style:column-width="4.706cm"/>
    </style:style>
    <style:style style:name="Tabelle1.1" style:family="table-row">
      <style:table-row-properties style:min-row-height="0.323cm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min-row-height="0.464cm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1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1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0df4af6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3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1276b64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2.522cm" fo:margin-left="0cm" fo:margin-right="0cm" fo:margin-top="1.087cm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3-02-22T07:26:58.716485705">22/02/23</text:date></text:span><text:span text:style-name="MT1">w</text:span><text:span text:style-name="MT1"><text:word-count>192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9"><draw:text-box fo:min-height="0.593cm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3">Puzzle ITC GmbH</text:p>
            </table:table-cell>
            <table:table-cell table:style-name="Tabelle1.A1" office:value-type="string">
              <text:p text:style-name="MP14"/>
            </table:table-cell>
          </table:table-row>
          <table:table-row table:style-name="Tabelle1.2">
            <table:table-cell table:style-name="Tabelle1.A1" office:value-type="string">
              <text:p text:style-name="MP15">[NIEDERLASSUNG]</text:p>
            </table:table-cell>
            <table:table-cell table:style-name="Tabelle1.A1" office:value-type="string">
              <text:p text:style-name="MP16"><text:span text:style-name="MT5">www.puzzle.ch / </text:span>info@puzzle.ch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6-05-02T15:05:33.445849133</meta:creation-date>
    <meta:editing-cycles>180</meta:editing-cycles>
    <meta:editing-duration>PT11H29M44S</meta:editing-duration>
    <dc:date>2023-02-22T07:26:58.597742784</dc:date>
    <dc:title>Curriculum Vitae</dc:title>
    <meta:document-statistic meta:table-count="8" meta:image-count="1" meta:object-count="0" meta:page-count="3" meta:paragraph-count="90" meta:word-count="192" meta:character-count="1559" meta:non-whitespace-character-count="143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